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d4ea6b"/>
      <style:text-properties fo:color="#c9211e"/>
    </style:style>
    <style:style style:name="ce15" style:family="table-cell" style:parent-style-name="Default">
      <style:text-properties style:use-window-font-color="true"/>
    </style:style>
    <style:style style:name="ce11" style:family="table-cell" style:parent-style-name="Default">
      <style:text-properties fo:color="#729fcf"/>
    </style:style>
    <style:style style:name="ce12" style:family="table-cell" style:parent-style-name="Default">
      <style:table-cell-properties fo:background-color="#d4ea6b"/>
      <style:text-properties fo:color="#729fcf"/>
    </style:style>
    <style:style style:name="ce18" style:family="table-cell" style:parent-style-name="Default">
      <style:table-cell-properties fo:background-color="#d4ea6b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number-columns-repeated="4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1" office:value-type="string" calcext:value-type="string">
            <text:p>durat.mos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table:style-name="ce2" office:value-type="float" office:value="19960712" calcext:value-type="float">
            <text:p>19960712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table:style-name="ce2" office:value-type="float" office:value="20001114" calcext:value-type="float">
            <text:p>20001114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table:style-name="ce2" office:value-type="float" office:value="20031021" calcext:value-type="float">
            <text:p>20031021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table:style-name="ce2" office:value-type="float" office:value="20071128" calcext:value-type="float">
            <text:p>2007112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10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12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table:style-name="ce2" office:value-type="float" office:value="20080128" calcext:value-type="float">
            <text:p>20080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table:style-name="ce2" office:value-type="float" office:value="20080814" calcext:value-type="float">
            <text:p>20080814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table:style-name="ce2" office:value-type="float" office:value="20101027" calcext:value-type="float">
            <text:p>20101027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12" office:value-type="string" calcext:value-type="string">
            <text:p>figueroa</text:p>
          </table:table-cell>
          <table:table-cell table:style-name="ce10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table:style-name="ce2" office:value-type="float" office:value="20111214" calcext:value-type="float">
            <text:p>20111214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9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table:style-name="ce2" office:value-type="float" office:value="20130206" calcext:value-type="float">
            <text:p>20130206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table:style-name="ce9" office:value-type="string" calcext:value-type="string">
            <text:p>guerrero</text:p>
          </table:table-cell>
          <table:table-cell table:style-name="ce18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table:style-name="ce2" office:value-type="float" office:value="20131028" calcext:value-type="float">
            <text:p>2013102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9" office:value-type="string" calcext:value-type="string">
            <text:p>guerrero</text:p>
          </table:table-cell>
          <table:table-cell table:style-name="ce15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84contested votes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table:style-name="ce2" office:value-type="float" office:value="20140402" calcext:value-type="float">
            <text:p>20140402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ce15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table:style-name="ce2" office:value-type="float" office:value="20170328" calcext:value-type="float">
            <text:p>20170328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12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table:style-name="ce2" office:value-type="float" office:value="20200401" calcext:value-type="float">
            <text:p>2020040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table:style-name="ce2" office:value-type="float" office:value="20200708" calcext:value-type="float">
            <text:p>20200708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table:style-name="ce2" office:value-type="float" office:value="20230403" calcext:value-type="float">
            <text:p>20230403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r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1:40:04.851369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6-08T07:45:20.067074386</dc:date>
    <meta:editing-duration>P3DT1H8M42S</meta:editing-duration>
    <meta:editing-cycles>58</meta:editing-cycles>
    <meta:generator>LibreOffice/6.4.7.2$Linux_X86_64 LibreOffice_project/40$Build-2</meta:generator>
    <meta:document-statistic meta:table-count="1" meta:cell-count="411" meta:object-count="0"/>
  </office:meta>
</office:document-meta>
</file>